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2.268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ce10" style:family="table-cell" style:parent-style-name="Default">
      <style:table-cell-properties fo:background-color="#ff0000" style:vertical-align="middle"/>
    </style:style>
    <style:style style:name="ce11" style:family="table-cell" style:parent-style-name="Default">
      <style:table-cell-properties fo:background-color="#ffd320" style:vertical-align="middle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015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 It will be used below in different contexts.</text:p>
            <text:p/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OS process</text:p>
            <text:p>- Display the JNDI tree</text:p>
            <text:p>- Display the opened jdbc connections</text:p>
            <text:p>- Display a database report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5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21">
            <text:p>21/10/10</text:p>
          </table:table-cell>
          <table:table-cell table:style-name="ce10" office:value-type="string">
            <text:p>KO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ajor issue for database report? : Caused by: java.lang.IllegalStateException: BaseClassLoader@6e48d4{vfszip:/D:/Lo</text:p>
            <text:p>giciels/Java/jboss/jboss-5.1.0.GA/server/default/deploy/javamelody-test-webapp.w</text:p>
            <text:p>ar/} classLoader is not connected to a domain (probably undeployed?) for class n</text:p>
            <text:p>et.bull.javamelody.JdbcWrapper$StatementInvocationHandler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ozilla Firefox3.6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Google Chrom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web.xml is not displayed as xml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S Internet Explorer 8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display of errors and mean times in the list of jobs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extreme cases that the http counter is not displayed or that displayed-counters is empty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transport-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iority of parameters in system properties, in environment variables of the OS and in context parameter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without filter and listener in web.xml</text:p>
          </table:table-cell>
          <table:table-cell office:value-type="string">
            <text:p>to be written (and if filter and listener are also in web.xml?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est main features (see above)</text:p>
          </table:table-cell>
          <table:table-cell table:number-columns-repeated="1018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est main features (see above)</text:p>
          </table:table-cell>
          <table:table-cell table:number-columns-repeated="1018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est main features (see above)</text:p>
          </table:table-cell>
          <table:table-cell table:number-columns-repeated="1018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Bamboo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5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5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5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5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5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5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with logback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with log4j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with java.util.logg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in database reports with oracle when the user is not granted, including the grant que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 table:number-rows-repeated="6535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7">27/10/2010</text:date>, <text:time>09:0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0-10-27T09:08:23.76</dc:date>
    <dc:creator>Emeric Vernat</dc:creator>
    <meta:editing-duration>PT178H30M17S</meta:editing-duration>
    <meta:editing-cycles>111</meta:editing-cycles>
    <meta:generator>OpenOffice.org/3.2$Win32 OpenOffice.org_project/320m18$Build-9502</meta:generator>
    <meta:document-statistic meta:table-count="2" meta:cell-count="1035" meta:object-count="0"/>
  </office:meta>
</office:document-meta>
</file>